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cm" fo:margin-bottom="0.499cm" loext:contextual-spacing="false" fo:text-align="start" style:justify-single-word="false" style:writing-mode="lr-tb"/>
      <style:text-properties fo:language="fr" fo:country="FR"/>
    </style:style>
    <style:style style:name="P2" style:family="paragraph" style:parent-style-name="Preformatted_20_Text">
      <style:paragraph-properties fo:text-align="start" style:justify-single-word="false" style:writing-mode="lr-tb"/>
      <style:text-properties fo:language="fr" fo:country="FR"/>
    </style:style>
    <style:style style:name="P3" style:family="paragraph" style:parent-style-name="Standard">
      <style:text-properties officeooo:rsid="00080a2a" officeooo:paragraph-rsid="00080a2a"/>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574 is a parallel input parallel output register that can be changed to a serial by externally wiring the output to the next input. The 574 changes the LEDs as it shifts</text:p>
      <text:p text:style-name="Text_20_body">While the 595 is a true serial double latched register that can sink or source more current then its counter part.</text:p>
      <text:p text:style-name="Text_20_body">The 595 can squirt data out at slow or fast speed and when ready transfer the data to your LED matrix and because the double buffering it can drive LEDs without messing up shift data.</text:p>
      <text:p text:style-name="Standard"/>
      <text:p text:style-name="P3">Traduction</text:p>
      <text:p text:style-name="P3"/>
      <text:p text:style-name="P3"/>
      <text:section text:style-name="Sect1" text:name="tw-target">
        <text:section text:style-name="Sect1" text:name="kAz1tf">
          <text:p text:style-name="Standard"/>
          <text:section text:style-name="Sect1" text:name="tw-target-text-container">
            <text:p text:style-name="P2"><text:bookmark text:name="tw-target-text"/>Le 574 est un registre de sortie parallèle à entrée parallèle qui peut être changé en série en câblant extérieurement la sortie à l'entrée suivante. Le 574 change les LED pendant qu'il se déplace</text:p>
            <text:p text:style-name="P2">Alors que le 595 est un véritable registre série à double verrouillage qui peut absorber ou générer plus de courant que sa contrepartie.</text:p>
            <text:p text:style-name="P1">Le 595 peut injecter des données à vitesse lente ou rapide et lorsqu'il est prêt à transférer les données vers votre matrice de LED et parce que la double mise en mémoire tampon, il peut piloter des LED sans gâcher les données de décalage.</text:p>
          </text:section>
        </text:section>
      </text:section>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6T19:43:29.453000000</meta:creation-date>
    <dc:date>2020-01-06T19:47:05.242000000</dc:date>
    <meta:editing-duration>PT3M37S</meta:editing-duration>
    <meta:editing-cycles>1</meta:editing-cycles>
    <meta:document-statistic meta:table-count="0" meta:image-count="0" meta:object-count="0" meta:page-count="1" meta:paragraph-count="7" meta:word-count="191" meta:character-count="1050" meta:non-whitespace-character-count="866"/>
    <meta:generator>LibreOffice/6.3.3.2$Windows_X86_64 LibreOffice_project/a64200df03143b798afd1ec74a12ab50359878ed</meta:generator>
  </office:meta>
</office:document-meta>
</file>